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680000006A7798416FC6ADBE0C.png" manifest:media-type="image/png"/>
  <manifest:file-entry manifest:full-path="Pictures/10000000000001550000002A14948E053C2C2CE9.png" manifest:media-type="image/png"/>
  <manifest:file-entry manifest:full-path="Pictures/100000000000005600000067E912C16300104C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svg:stroke-linecap="squar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0.939cm" fo:min-width="3.901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.341cm" fo:min-width="3.703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0.548cm" fo:min-width="0.365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.341cm" fo:min-width="2.102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.34cm" fo:min-width="2.102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0.617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341cm" fo:min-width="3.098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42cm" fo:min-width="4.5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0.34cm" fo:min-width="3.698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0cm" fo:min-width="3.301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0cm" fo:min-width="2.9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1.341cm" fo:min-width="3.698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53cm" svg:stroke-color="#000000" draw:marker-start="msArrowOvalEnd_20_5" draw:marker-start-width="0.21cm" draw:marker-start-center="true" draw:marker-end="msArrowOvalEnd_20_5" draw:marker-end-width="0.21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1" style:family="graphic" style:parent-style-name="standard">
      <style:graphic-properties draw:stroke="solid" svg:stroke-width="0.053cm" svg:stroke-color="#000000" draw:marker-end="msArrowOvalEnd_20_5" draw:marker-end-width="0.21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2" style:family="graphic" style:parent-style-name="standard">
      <style:graphic-properties draw:stroke="solid" svg:stroke-width="0.053cm" svg:stroke-color="#000000" draw:marker-start="msArrowOvalEnd_20_5" draw:marker-start-width="0.21cm" draw:marker-start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3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0.538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dash" draw:stroke-dash="Dashed_20__28_var_29__20_3" svg:stroke-width="0.053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dash" draw:stroke-dash="Dashed_20__28_var_29__20_3" svg:stroke-width="0.053cm" svg:stroke-color="#000000" draw:marker-end="msArrowOvalEnd_20_5" draw:marker-end-width="0.21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dash" draw:stroke-dash="Dashed_20__28_var_29__20_3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Standard-notes">
      <style:graphic-properties draw:stroke="none" draw:fill="none" draw:fill-color="#bbe0e3" draw:textarea-horizontal-align="justify" draw:textarea-vertical-align="top" fo:min-height="11.43cm" draw:shadow-color="#808080"/>
    </style:style>
    <style:style style:name="P1" style:family="paragraph">
      <loext:graphic-properties draw:fill="none" draw:fill-color="#bbe0e3"/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96cm" fo:margin-bottom="0cm" fo:text-indent="0cm"/>
    </style:style>
    <style:style style:name="P7" style:family="paragraph">
      <loext:graphic-properties draw:fill="none" draw:fill-color="#bbe0e3"/>
      <style:paragraph-properties fo:margin-left="0cm" fo:margin-right="0cm" fo:margin-top="0.396cm" fo:margin-bottom="0cm" fo:text-indent="0cm" style:writing-mode="lr-tb" style:font-independent-line-spacing="true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P10" style:family="paragraph">
      <loext:graphic-properties draw:fill="solid" draw:fill-color="#000000"/>
      <style:paragraph-properties style:writing-mode="lr-tb" style:font-independent-line-spacing="true"/>
    </style:style>
    <style:style style:name="P11" style:family="paragraph">
      <loext:graphic-properties draw:fill="none" draw:fill-color="#bbe0e3"/>
    </style:style>
    <style:style style:name="T1" style:family="text">
      <style:text-properties style:text-position="-25% 58%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footer-decl presentation:name="ftr1">E:\SCAO\brevet\figures\Schéma fonctionnel.ppt</presentation:footer-decl>
      <presentation:footer-decl presentation:name="ftr2">Schéma fonctionnel</presentation:footer-decl>
      <draw:page draw:name="page1" draw:style-name="dp1" draw:master-page-name="Standard" presentation:use-footer-name="ftr1">
        <draw:frame draw:style-name="gr1" draw:text-style-name="P1" draw:layer="layout" svg:width="9.495cm" svg:height="1.085cm" svg:x="5.3cm" svg:y="4.326cm">
          <draw:image xlink:href="Pictures/10000000000001550000002A14948E053C2C2CE9.png" xlink:type="simple" xlink:show="embed" xlink:actuate="onLoad">
            <text:p/>
          </draw:image>
        </draw:frame>
        <draw:line draw:style-name="gr2" draw:text-style-name="P2" draw:layer="layout" svg:x1="3.497cm" svg:y1="5.124cm" svg:x2="5.3cm" svg:y2="5.124cm">
          <text:p/>
        </draw:line>
        <draw:custom-shape draw:style-name="gr3" draw:text-style-name="P4" draw:layer="layout" svg:width="4.401cm" svg:height="1.199cm" svg:x="6.698cm" svg:y="6.725cm">
          <text:list text:style-name="L1">
            <text:list-header>
              <text:p text:style-name="P3">Trajectoires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1cm" svg:y1="5.327cm" svg:x2="7.1cm" svg:y2="6.725cm">
          <text:p/>
        </draw:line>
        <draw:line draw:style-name="gr2" draw:text-style-name="P2" draw:layer="layout" svg:x1="8.101cm" svg:y1="5.327cm" svg:x2="8.101cm" svg:y2="6.725cm">
          <text:p/>
        </draw:line>
        <draw:line draw:style-name="gr2" draw:text-style-name="P2" draw:layer="layout" svg:x1="9.102cm" svg:y1="5.327cm" svg:x2="9.102cm" svg:y2="6.725cm">
          <text:p/>
        </draw:line>
        <draw:line draw:style-name="gr2" draw:text-style-name="P2" draw:layer="layout" svg:x1="9.9cm" svg:y1="5.327cm" svg:x2="9.9cm" svg:y2="6.725cm">
          <text:p/>
        </draw:line>
        <draw:line draw:style-name="gr2" draw:text-style-name="P2" draw:layer="layout" svg:x1="10.698cm" svg:y1="5.327cm" svg:x2="10.698cm" svg:y2="6.725cm">
          <text:p/>
        </draw:line>
        <draw:line draw:style-name="gr4" draw:text-style-name="P2" draw:layer="layout" svg:x1="3.497cm" svg:y1="8.325cm" svg:x2="4.701cm" svg:y2="7.324cm">
          <text:p/>
        </draw:line>
        <draw:line draw:style-name="gr2" draw:text-style-name="P2" draw:layer="layout" svg:x1="4.701cm" svg:y1="7.325cm" svg:x2="6.698cm" svg:y2="7.325cm">
          <text:p/>
        </draw:line>
        <draw:custom-shape draw:style-name="gr5" draw:text-style-name="P4" draw:layer="layout" svg:width="4.203cm" svg:height="1.601cm" svg:x="3.898cm" svg:y="11.725cm">
          <text:list text:style-name="L1">
            <text:list-header>
              <text:p text:style-name="P3">Acquisition</text:p>
              <text:p text:style-name="P3">Température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199cm" svg:height="1.142cm" svg:x="11.501cm" svg:y="7.98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4" draw:layer="layout" svg:width="2.602cm" svg:height="1.601cm" svg:x="10.901cm" svg:y="12.726cm">
          <text:list text:style-name="L1">
            <text:list-header>
              <text:p text:style-name="P3">Calcul 1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02cm" svg:height="1.6cm" svg:x="10.901cm" svg:y="10.125cm">
          <text:list text:style-name="L1">
            <text:list-header>
              <text:p text:style-name="P3">Calcul 2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" draw:text-style-name="P2" draw:layer="layout" svg:x1="9.9cm" svg:y1="13.525cm" svg:x2="10.901cm" svg:y2="13.525cm">
          <text:p/>
        </draw:line>
        <draw:custom-shape draw:style-name="gr10" draw:text-style-name="P5" draw:layer="layout" svg:width="0.199cm" svg:height="1.001cm" svg:x="12.1cm" svg:y="11.7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3.801cm" svg:height="1.023cm" svg:x="12.299cm" svg:y="11.725cm">
          <text:list text:style-name="L1">
            <text:list-header>
              <text:p text:style-name="P6">Vm, Am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2" draw:layer="layout" svg:x1="9.9cm" svg:y1="10.927cm" svg:x2="10.901cm" svg:y2="10.927cm">
          <text:p/>
        </draw:line>
        <draw:line draw:style-name="gr12" draw:text-style-name="P2" draw:layer="layout" svg:x1="9.9cm" svg:y1="10.927cm" svg:x2="9.9cm" svg:y2="13.525cm">
          <text:p/>
        </draw:line>
        <draw:line draw:style-name="gr12" draw:text-style-name="P2" draw:layer="layout" svg:x1="8.101cm" svg:y1="12.524cm" svg:x2="9.9cm" svg:y2="12.524cm">
          <text:p/>
        </draw:line>
        <draw:custom-shape draw:style-name="gr11" draw:text-style-name="P7" draw:layer="layout" svg:width="0.962cm" svg:height="1.023cm" svg:x="8.14cm" svg:y="11.695cm">
          <text:list text:style-name="L1">
            <text:list-header>
              <text:p text:style-name="P6">T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2" draw:layer="layout" svg:x1="7.298cm" svg:y1="11.724cm" svg:x2="7.298cm" svg:y2="7.923cm">
          <text:p/>
        </draw:line>
        <draw:custom-shape draw:style-name="gr11" draw:text-style-name="P7" draw:layer="layout" svg:width="1.156cm" svg:height="1.127cm" svg:x="7.342cm" svg:y="8.696cm">
          <text:list text:style-name="L1">
            <text:list-header>
              <text:p text:style-name="P6">T<text:span text:style-name="T1">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2" draw:layer="layout" svg:x1="12.1cm" svg:y1="10.124cm" svg:x2="12.1cm" svg:y2="9.123cm">
          <text:p/>
        </draw:line>
        <draw:line draw:style-name="gr12" draw:text-style-name="P2" draw:layer="layout" svg:x1="11.099cm" svg:y1="7.325cm" svg:x2="12.1cm" svg:y2="7.325cm">
          <text:p/>
        </draw:line>
        <draw:line draw:style-name="gr9" draw:text-style-name="P2" draw:layer="layout" svg:x1="12.1cm" svg:y1="7.325cm" svg:x2="12.1cm" svg:y2="7.924cm">
          <text:p/>
        </draw:line>
        <draw:custom-shape draw:style-name="gr11" draw:text-style-name="P9" draw:layer="layout" svg:width="1.054cm" svg:height="1.023cm" svg:x="11.099cm" svg:y="7.126cm">
          <text:list text:style-name="L1">
            <text:list-header>
              <text:p text:style-name="P8">+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0.913cm" svg:height="1.023cm" svg:x="11.298cm" svg:y="8.925cm">
          <text:list text:style-name="L1">
            <text:list-header>
              <text:p text:style-name="P6">-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6cm" svg:height="1.127cm" svg:x="12.299cm" svg:y="8.925cm">
          <text:list text:style-name="L1">
            <text:list-header>
              <text:p text:style-name="P6">T<text:span text:style-name="T1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958cm" svg:height="1.127cm" svg:x="11.298cm" svg:y="6.324cm">
          <text:list text:style-name="L1">
            <text:list-header>
              <text:p text:style-name="P6">T<text:span text:style-name="T1">c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2" draw:layer="layout" svg:x1="11.699cm" svg:y1="8.925cm" svg:x2="12.502cm" svg:y2="8.127cm">
          <text:p/>
        </draw:line>
        <draw:line draw:style-name="gr12" draw:text-style-name="P2" draw:layer="layout" svg:x1="11.699cm" svg:y1="8.127cm" svg:x2="12.502cm" svg:y2="8.925cm">
          <text:p/>
        </draw:line>
        <draw:custom-shape draw:style-name="gr13" draw:text-style-name="P4" draw:layer="layout" svg:width="3.598cm" svg:height="1.601cm" svg:x="13.498cm" svg:y="7.924cm">
          <text:list text:style-name="L1">
            <text:list-header>
              <text:p text:style-name="P3">Correcteur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957cm" svg:height="1.023cm" svg:x="12.7cm" svg:y="7.523cm">
          <text:list text:style-name="L1">
            <text:list-header>
              <text:p text:style-name="P6">e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2" draw:layer="layout" svg:x1="15.302cm" svg:y1="5.724cm" svg:x2="15.302cm" svg:y2="7.924cm">
          <text:p/>
        </draw:line>
        <draw:line draw:style-name="gr4" draw:text-style-name="P2" draw:layer="layout" svg:x1="12.502cm" svg:y1="5.327cm" svg:x2="12.502cm" svg:y2="5.724cm">
          <text:p/>
        </draw:line>
        <draw:line draw:style-name="gr4" draw:text-style-name="P2" draw:layer="layout" svg:x1="11.501cm" svg:y1="5.327cm" svg:x2="11.501cm" svg:y2="6.125cm">
          <text:p/>
        </draw:line>
        <draw:line draw:style-name="gr2" draw:text-style-name="P2" draw:layer="layout" svg:x1="14.702cm" svg:y1="6.125cm" svg:x2="14.702cm" svg:y2="7.924cm">
          <text:p/>
        </draw:line>
        <draw:custom-shape draw:style-name="gr14" draw:text-style-name="P4" draw:layer="layout" svg:width="5cm" svg:height="0.802cm" svg:x="19.5cm" svg:y="4.723cm">
          <text:list text:style-name="L1">
            <text:list-header>
              <text:p text:style-name="P3">TC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198cm" svg:height="0.6cm" svg:x="19.901cm" svg:y="4.1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801cm" svg:height="0.198cm" svg:x="20.1cm" svg:y="3.9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3.4cm" svg:height="0.199cm" svg:x="20.302cm" svg:y="3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402cm" svg:height="0.203cm" svg:x="21.7cm" svg:y="3.5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4.198cm" svg:height="1.601cm" svg:x="19.5cm" svg:y="7.924cm">
          <text:p/>
          <draw:enhanced-geometry svg:viewBox="0 0 21600 21600" draw:type="rectangle" draw:enhanced-path="M 0 0 L 21600 0 21600 21600 0 21600 0 0 Z N"/>
        </draw:custom-shape>
        <draw:connector draw:style-name="gr20" draw:text-style-name="P2" draw:layer="layout" draw:type="line" svg:x1="21.1cm" svg:y1="9.524cm" svg:x2="21.102cm" svg:y2="11.126cm" svg:d="M21100 9524l2 1602" svg:viewBox="0 0 3 1603">
          <text:p/>
        </draw:connector>
        <draw:connector draw:style-name="gr20" draw:text-style-name="P2" draw:layer="layout" draw:type="line" svg:x1="22.101cm" svg:y1="7.923cm" svg:x2="22.103cm" svg:y2="9.525cm" svg:d="M22101 7923l2 1602" svg:viewBox="0 0 3 1603">
          <text:p/>
        </draw:connector>
        <draw:connector draw:style-name="gr20" draw:text-style-name="P2" draw:layer="layout" draw:type="line" svg:x1="22.899cm" svg:y1="7.923cm" svg:x2="22.901cm" svg:y2="9.525cm" svg:d="M22899 7923l2 1602" svg:viewBox="0 0 3 1603">
          <text:p/>
        </draw:connector>
        <draw:connector draw:style-name="gr21" draw:text-style-name="P2" draw:layer="layout" draw:type="line" svg:x1="22.101cm" svg:y1="9.524cm" svg:x2="22.103cm" svg:y2="11.126cm" svg:d="M22101 9524l2 1602" svg:viewBox="0 0 3 1603">
          <text:p/>
        </draw:connector>
        <draw:connector draw:style-name="gr22" draw:text-style-name="P2" draw:layer="layout" draw:type="line" svg:x1="22.101cm" svg:y1="5.524cm" svg:x2="22.103cm" svg:y2="7.924cm" svg:d="M22101 5524l2 2400" svg:viewBox="0 0 3 2401">
          <text:p/>
        </draw:connector>
        <draw:connector draw:style-name="gr22" draw:text-style-name="P2" draw:layer="layout" draw:type="line" svg:x1="22.899cm" svg:y1="5.524cm" svg:x2="22.901cm" svg:y2="7.924cm" svg:d="M22899 5524l2 2400" svg:viewBox="0 0 3 2401">
          <text:p/>
        </draw:connector>
        <draw:connector draw:style-name="gr21" draw:text-style-name="P2" draw:layer="layout" draw:type="line" svg:x1="22.899cm" svg:y1="9.524cm" svg:x2="22.901cm" svg:y2="11.126cm" svg:d="M22899 9524l2 1602" svg:viewBox="0 0 3 1603">
          <text:p/>
        </draw:connector>
        <draw:connector draw:style-name="gr21" draw:text-style-name="P2" draw:layer="layout" draw:type="line" svg:x1="21.1cm" svg:y1="7.923cm" svg:x2="21.102cm" svg:y2="8.423cm" svg:d="M21100 7923l2 500" svg:viewBox="0 0 3 501">
          <text:p/>
        </draw:connector>
        <draw:connector draw:style-name="gr22" draw:text-style-name="P2" draw:layer="layout" draw:type="line" svg:x1="21.1cm" svg:y1="9.027cm" svg:x2="21.102cm" svg:y2="9.526cm" svg:d="M21100 9027l2 499" svg:viewBox="0 0 3 500">
          <text:p/>
        </draw:connector>
        <draw:custom-shape draw:style-name="gr23" draw:text-style-name="P5" draw:layer="layout" svg:width="0.198cm" svg:height="0.798cm" svg:x="20.501cm" svg:y="8.326cm">
          <text:p/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20.699cm" svg:y1="8.523cm" svg:x2="20.802cm" svg:y2="8.525cm" svg:d="M20699 8523l103 2" svg:viewBox="0 0 104 3">
          <text:p/>
        </draw:connector>
        <draw:connector draw:style-name="gr21" draw:text-style-name="P2" draw:layer="layout" draw:type="line" svg:x1="20.699cm" svg:y1="8.924cm" svg:x2="20.802cm" svg:y2="8.926cm" svg:d="M20699 8924l103 2" svg:viewBox="0 0 104 3">
          <text:p/>
        </draw:connector>
        <draw:line draw:style-name="gr24" draw:text-style-name="P2" draw:layer="layout" svg:x1="19.5cm" svg:y1="8.727cm" svg:x2="20.501cm" svg:y2="8.727cm">
          <text:p/>
        </draw:line>
        <draw:custom-shape draw:style-name="gr25" draw:text-style-name="P9" draw:layer="layout" svg:width="3.19cm" svg:height="1.023cm" svg:x="20.246cm" svg:y="11.179cm">
          <text:list text:style-name="L1">
            <text:list-header>
              <text:p text:style-name="P8">Ph <text:s text:c="2"/>N <text:s text:c="2"/>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9" draw:layer="layout" svg:width="3.144cm" svg:height="1.023cm" svg:x="20.304cm" svg:y="12.127cm">
          <text:list text:style-name="L1">
            <text:list-header>
              <text:p text:style-name="P8">230 Volts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2.801cm" svg:height="1.023cm" svg:x="16.902cm" svg:y="7.726cm">
          <text:list text:style-name="L1">
            <text:list-header>
              <text:p text:style-name="P6">Cde TC 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2" draw:layer="layout" svg:x1="12.7cm" svg:y1="8.524cm" svg:x2="13.498cm" svg:y2="8.524cm">
          <text:p/>
        </draw:line>
        <draw:line draw:style-name="gr9" draw:text-style-name="P2" draw:layer="layout" svg:x1="17.101cm" svg:y1="8.727cm" svg:x2="19.5cm" svg:y2="8.727cm">
          <text:p/>
        </draw:line>
        <draw:line draw:style-name="gr4" draw:text-style-name="P2" draw:layer="layout" svg:x1="22.497cm" svg:y1="3.726cm" svg:x2="4.898cm" svg:y2="3.726cm">
          <text:p/>
        </draw:line>
        <draw:line draw:style-name="gr2" draw:text-style-name="P2" draw:layer="layout" svg:x1="4.899cm" svg:y1="3.726cm" svg:x2="4.899cm" svg:y2="11.725cm">
          <text:p/>
        </draw:line>
        <draw:connector draw:style-name="gr20" draw:text-style-name="P2" draw:layer="layout" draw:type="line" svg:x1="21.1cm" svg:y1="5.524cm" svg:x2="21.102cm" svg:y2="7.924cm" svg:d="M21100 5524l2 2400" svg:viewBox="0 0 3 2401">
          <text:p/>
        </draw:connector>
        <draw:line draw:style-name="gr4" draw:text-style-name="P2" draw:layer="layout" svg:x1="11.501cm" svg:y1="6.125cm" svg:x2="14.702cm" svg:y2="6.125cm">
          <text:p/>
        </draw:line>
        <draw:line draw:style-name="gr4" draw:text-style-name="P2" draw:layer="layout" svg:x1="12.502cm" svg:y1="5.724cm" svg:x2="15.302cm" svg:y2="5.724cm">
          <text:p/>
        </draw:line>
        <draw:frame draw:style-name="gr26" draw:text-style-name="P1" draw:layer="layout" svg:width="2.276cm" svg:height="2.725cm" svg:x="1.221cm" svg:y="3.801cm">
          <draw:image xlink:href="Pictures/100000000000005600000067E912C16300104C73.png" xlink:type="simple" xlink:show="embed" xlink:actuate="onLoad">
            <text:p/>
          </draw:image>
        </draw:frame>
        <draw:frame draw:style-name="gr26" draw:text-style-name="P1" draw:layer="layout" svg:width="2.751cm" svg:height="2.805cm" svg:x="1.147cm" svg:y="7.523cm">
          <draw:image xlink:href="Pictures/10000000000000680000006A7798416FC6ADBE0C.png" xlink:type="simple" xlink:show="embed" xlink:actuate="onLoad">
            <text:p/>
          </draw:image>
        </draw:frame>
        <draw:line draw:style-name="gr27" draw:text-style-name="P2" draw:layer="layout" svg:x1="17.502cm" svg:y1="5.124cm" svg:x2="19.905cm" svg:y2="5.124cm">
          <text:p/>
        </draw:line>
        <draw:line draw:style-name="gr28" draw:text-style-name="P2" draw:layer="layout" svg:x1="17.502cm" svg:y1="5.124cm" svg:x2="17.502cm" svg:y2="3.726cm">
          <text:p/>
        </draw:line>
        <draw:custom-shape draw:style-name="gr11" draw:text-style-name="P7" draw:layer="layout" svg:width="1.76cm" svg:height="1.023cm" svg:x="17.943cm" svg:y="6.526cm">
          <text:list text:style-name="L1">
            <text:list-header>
              <text:p text:style-name="P6"><text:span text:style-name="T2">11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2" draw:layer="layout" svg:x1="18.702cm" svg:y1="6.724cm" svg:x2="19.901cm" svg:y2="5.123cm">
          <text:p/>
        </draw:line>
        <presentation:notes draw:style-name="dp2" presentation:use-footer-name="ftr2">
          <draw:page-thumbnail draw:layer="layout" svg:width="12.7cm" svg:height="9.525cm" svg:x="3.175cm" svg:y="1.905cm" draw:page-number="1" presentation:class="page"/>
          <draw:frame presentation:style-name="pr1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marker draw:name="msArrowOvalEnd_20_5" draw:display-name="msArrowOvalEnd 5" svg:viewBox="0 -105 210 210" svg:d="M210 0c0-57-48-105-105-105s-105 48-105 105 48 105 105 105 105-48 105-105z"/>
    <draw:stroke-dash draw:name="Dashed_20__28_var_29__20_3" draw:display-name="Dashed (var) 3" draw:style="rect" draw:dots1="1" draw:dots1-length="0.052cm" draw:distance="0.0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2pt" fo:language="fr" fo:country="FR" style:font-size-asian="12pt" style:language-asian="fr" style:country-asian="FR" style:font-size-complex="12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3" draw:layer="backgroundobjects" svg:width="5.927cm" svg:height="1.323cm" svg:x="1.269cm" svg:y="17.347cm" presentation:class="date-time">
        <draw:text-box>
          <text:list text:style-name="ML1">
            <text:list-header>
              <text:p text:style-name="MP2"><text:span text:style-name="MT2"><presentation:date-time/></text:span></text:p>
            </text:list-header>
          </text:list>
        </draw:text-box>
      </draw:frame>
      <draw:frame draw:style-name="Mgr4" draw:text-style-name="MP7" draw:layer="backgroundobjects" svg:width="8.044cm" svg:height="1.323cm" svg:x="8.678cm" svg:y="17.347cm" presentation:class="footer">
        <draw:text-box>
          <text:list text:style-name="ML1">
            <text:list-header>
              <text:p text:style-name="MP6"><text:span text:style-name="MT2"><presentation:footer/></text:span></text:p>
            </text:list-header>
          </text:list>
        </draw:text-box>
      </draw:frame>
      <draw:frame draw:style-name="Mgr4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4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Propriétaire</meta:initial-creator>
    <meta:creation-date>2011-04-29T15:50:44.453000000</meta:creation-date>
    <dc:date>2019-07-01T17:23:58.146447535</dc:date>
    <meta:editing-cycles>9</meta:editing-cycles>
    <meta:editing-duration>PT6H8M41S</meta:editing-duration>
    <meta:print-date>2019-07-01T17:21:37.086757028</meta:print-date>
    <meta:document-statistic meta:object-count="98"/>
    <meta:generator>LibreOffice/6.0.7.3$Linux_X86_64 LibreOffice_project/00m0$Build-3</meta:generator>
  </office:meta>
</office:document-meta>
</file>